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>
      <style:text-properties fo:color="#000000" officeooo:rsid="00200549" officeooo:paragraph-rsid="00200549"/>
    </style:style>
    <style:style style:name="P3" style:family="paragraph" style:parent-style-name="Standard">
      <style:text-properties fo:color="#000000" fo:font-weight="normal" officeooo:rsid="00228456" officeooo:paragraph-rsid="00228456" style:font-weight-asian="normal" style:font-weight-complex="normal"/>
    </style:style>
    <style:style style:name="P4" style:family="paragraph" style:parent-style-name="Standard">
      <style:text-properties fo:color="#000000" fo:font-weight="normal" officeooo:rsid="0025629e" officeooo:paragraph-rsid="0025629e" style:font-weight-asian="normal" style:font-weight-complex="normal"/>
    </style:style>
    <style:style style:name="P5" style:family="paragraph" style:parent-style-name="Standard">
      <style:text-properties fo:color="#00cc00" fo:font-weight="normal" officeooo:rsid="00282bab" officeooo:paragraph-rsid="00282bab" style:font-weight-asian="normal" style:font-weight-complex="normal"/>
    </style:style>
    <style:style style:name="P6" style:family="paragraph" style:parent-style-name="Standard">
      <style:text-properties fo:color="#00cc00" fo:font-weight="normal" officeooo:rsid="00288d2b" officeooo:paragraph-rsid="00288d2b" style:font-weight-asian="normal" style:font-weight-complex="normal"/>
    </style:style>
    <style:style style:name="P7" style:family="paragraph" style:parent-style-name="Standard">
      <style:paragraph-properties fo:break-before="page"/>
      <style:text-properties fo:color="#000000" officeooo:rsid="00200549" officeooo:paragraph-rsid="00200549"/>
    </style:style>
    <style:style style:name="P8" style:family="paragraph" style:parent-style-name="Standard">
      <style:paragraph-properties fo:break-before="page"/>
      <style:text-properties fo:color="#000000" fo:font-weight="normal" officeooo:rsid="0020ad70" officeooo:paragraph-rsid="0020ad70" style:font-weight-asian="normal" style:font-weight-complex="normal"/>
    </style:style>
    <style:style style:name="P9" style:family="paragraph" style:parent-style-name="Standard">
      <style:paragraph-properties fo:break-before="page"/>
      <style:text-properties fo:color="#000000" fo:font-weight="normal" officeooo:rsid="00228456" officeooo:paragraph-rsid="00228456" style:font-weight-asian="normal" style:font-weight-complex="normal"/>
    </style:style>
    <style:style style:name="P10" style:family="paragraph" style:parent-style-name="Standard">
      <style:paragraph-properties fo:break-before="page"/>
      <style:text-properties fo:color="#000000" fo:font-weight="normal" officeooo:rsid="0025629e" officeooo:paragraph-rsid="0025629e" style:font-weight-asian="normal" style:font-weight-complex="normal"/>
    </style:style>
    <style:style style:name="P11" style:family="paragraph" style:parent-style-name="Standard">
      <style:paragraph-properties fo:break-before="page"/>
      <style:text-properties fo:color="#00cc00" fo:font-weight="normal" officeooo:rsid="00282bab" officeooo:paragraph-rsid="00282bab" style:font-weight-asian="normal" style:font-weight-complex="normal"/>
    </style:style>
    <style:style style:name="P12" style:family="paragraph" style:parent-style-name="Standard" style:list-style-name="L1">
      <style:text-properties fo:color="#008000" officeooo:rsid="0007c6de" officeooo:paragraph-rsid="0007c6de"/>
    </style:style>
    <style:style style:name="P13" style:family="paragraph" style:parent-style-name="Standard" style:list-style-name="L1">
      <style:text-properties fo:color="#008000" officeooo:rsid="000d24d0" officeooo:paragraph-rsid="000d24d0"/>
    </style:style>
    <style:style style:name="P14" style:family="paragraph" style:parent-style-name="Standard" style:list-style-name="L1">
      <style:text-properties fo:color="#008000" officeooo:rsid="000ea8d1" officeooo:paragraph-rsid="000ea8d1"/>
    </style:style>
    <style:style style:name="P15" style:family="paragraph" style:parent-style-name="Standard" style:list-style-name="L1">
      <style:text-properties fo:color="#008000" officeooo:rsid="0009c0e2" officeooo:paragraph-rsid="0009c0e2"/>
    </style:style>
    <style:style style:name="P16" style:family="paragraph" style:parent-style-name="Standard" style:list-style-name="L1">
      <style:text-properties fo:color="#00cc33" officeooo:rsid="0007c6de" officeooo:paragraph-rsid="0007c6de"/>
    </style:style>
    <style:style style:name="P17" style:family="paragraph" style:parent-style-name="Standard" style:list-style-name="L1">
      <style:text-properties fo:color="#00cc33" officeooo:rsid="0009c0e2" officeooo:paragraph-rsid="0009c0e2"/>
    </style:style>
    <style:style style:name="P18" style:family="paragraph" style:parent-style-name="Standard" style:list-style-name="L1">
      <style:text-properties fo:color="#000000" officeooo:rsid="001500fc" officeooo:paragraph-rsid="001500fc"/>
    </style:style>
    <style:style style:name="P19" style:family="paragraph" style:parent-style-name="Standard" style:list-style-name="L1">
      <style:text-properties fo:color="#000000" officeooo:rsid="00176a64" officeooo:paragraph-rsid="00176a64"/>
    </style:style>
    <style:style style:name="P20" style:family="paragraph" style:parent-style-name="Standard" style:list-style-name="L1">
      <style:text-properties fo:color="#000000" officeooo:rsid="0015e90f" officeooo:paragraph-rsid="0015e90f"/>
    </style:style>
    <style:style style:name="P21" style:family="paragraph" style:parent-style-name="Standard" style:list-style-name="L1">
      <style:text-properties fo:color="#000000" officeooo:rsid="00164f89" officeooo:paragraph-rsid="00164f89"/>
    </style:style>
    <style:style style:name="P22" style:family="paragraph" style:parent-style-name="Standard" style:list-style-name="L2">
      <style:text-properties fo:color="#000000" officeooo:rsid="00200549" officeooo:paragraph-rsid="00200549"/>
    </style:style>
    <style:style style:name="P23" style:family="paragraph" style:parent-style-name="Standard" style:list-style-name="L2">
      <style:text-properties fo:color="#000000" officeooo:rsid="002744c1" officeooo:paragraph-rsid="002744c1"/>
    </style:style>
    <style:style style:name="P24" style:family="paragraph" style:parent-style-name="Standard">
      <style:text-properties fo:color="#000000" officeooo:rsid="0020ad70" officeooo:paragraph-rsid="002744c1"/>
    </style:style>
    <style:style style:name="P25" style:family="paragraph" style:parent-style-name="Standard" style:list-style-name="L4">
      <style:text-properties fo:color="#000000" fo:font-weight="normal" officeooo:rsid="0020ad70" officeooo:paragraph-rsid="0020ad70" style:font-weight-asian="normal" style:font-weight-complex="normal"/>
    </style:style>
    <style:style style:name="P26" style:family="paragraph" style:parent-style-name="Standard" style:list-style-name="L4">
      <style:text-properties fo:color="#000000" fo:font-weight="normal" officeooo:rsid="00228456" officeooo:paragraph-rsid="00228456" style:font-weight-asian="normal" style:font-weight-complex="normal"/>
    </style:style>
    <style:style style:name="P27" style:family="paragraph" style:parent-style-name="Standard" style:list-style-name="L5">
      <style:text-properties fo:color="#000000" fo:font-weight="normal" officeooo:rsid="00228456" officeooo:paragraph-rsid="00228456" style:font-weight-asian="normal" style:font-weight-complex="normal"/>
    </style:style>
    <style:style style:name="P28" style:family="paragraph" style:parent-style-name="Standard" style:list-style-name="L6">
      <style:text-properties fo:color="#000000" fo:font-weight="normal" officeooo:rsid="00228456" officeooo:paragraph-rsid="00228456" style:font-weight-asian="normal" style:font-weight-complex="normal"/>
    </style:style>
    <style:style style:name="P29" style:family="paragraph" style:parent-style-name="Standard" style:list-style-name="L6">
      <style:text-properties fo:color="#000000" fo:font-weight="normal" officeooo:rsid="0025c502" officeooo:paragraph-rsid="0025c502" style:font-weight-asian="normal" style:font-weight-complex="normal"/>
    </style:style>
    <style:style style:name="P30" style:family="paragraph" style:parent-style-name="Standard" style:list-style-name="L8">
      <style:text-properties fo:color="#000000" fo:font-weight="normal" officeooo:rsid="00246af7" officeooo:paragraph-rsid="00246af7" style:font-weight-asian="normal" style:font-weight-complex="normal"/>
    </style:style>
    <style:style style:name="P31" style:family="paragraph" style:parent-style-name="Standard" style:list-style-name="L8">
      <style:text-properties fo:color="#000000" fo:font-weight="normal" officeooo:rsid="0025629e" officeooo:paragraph-rsid="0025629e" style:font-weight-asian="normal" style:font-weight-complex="normal"/>
    </style:style>
    <style:style style:name="P32" style:family="paragraph" style:parent-style-name="Standard" style:list-style-name="L9">
      <style:text-properties fo:color="#000000" fo:font-weight="normal" officeooo:rsid="0025629e" officeooo:paragraph-rsid="0025629e" style:font-weight-asian="normal" style:font-weight-complex="normal"/>
    </style:style>
    <style:style style:name="P33" style:family="paragraph" style:parent-style-name="Standard" style:list-style-name="L10">
      <style:text-properties fo:color="#000000" fo:font-weight="normal" officeooo:rsid="0025629e" officeooo:paragraph-rsid="0025629e" style:font-weight-asian="normal" style:font-weight-complex="normal"/>
    </style:style>
    <style:style style:name="P34" style:family="paragraph" style:parent-style-name="Standard" style:list-style-name="L11">
      <style:text-properties fo:color="#000000" fo:font-weight="normal" officeooo:rsid="0025629e" officeooo:paragraph-rsid="0025629e" style:font-weight-asian="normal" style:font-weight-complex="normal"/>
    </style:style>
    <style:style style:name="P35" style:family="paragraph" style:parent-style-name="Standard" style:list-style-name="L8">
      <style:text-properties fo:color="#000000" fo:font-weight="normal" officeooo:rsid="002672f0" officeooo:paragraph-rsid="002672f0" style:font-weight-asian="normal" style:font-weight-complex="normal"/>
    </style:style>
    <style:style style:name="P36" style:family="paragraph" style:parent-style-name="Standard">
      <style:text-properties fo:color="#000000" officeooo:rsid="003507b0" officeooo:paragraph-rsid="003507b0"/>
    </style:style>
    <style:style style:name="P37" style:family="paragraph" style:parent-style-name="Standard" style:list-style-name="L18">
      <style:text-properties fo:color="#000000" officeooo:rsid="003507b0" officeooo:paragraph-rsid="003507b0"/>
    </style:style>
    <style:style style:name="P38" style:family="paragraph" style:parent-style-name="Standard" style:list-style-name="L19">
      <style:text-properties fo:color="#000000" officeooo:rsid="003507b0" officeooo:paragraph-rsid="003507b0"/>
    </style:style>
    <style:style style:name="P39" style:family="paragraph" style:parent-style-name="Standard">
      <style:text-properties fo:color="#000000" officeooo:rsid="0037156a" officeooo:paragraph-rsid="0037156a"/>
    </style:style>
    <style:style style:name="P40" style:family="paragraph" style:parent-style-name="Standard" style:list-style-name="L20">
      <style:text-properties fo:color="#000000" officeooo:rsid="0037156a" officeooo:paragraph-rsid="0037156a"/>
    </style:style>
    <style:style style:name="P41" style:family="paragraph" style:parent-style-name="Standard" style:list-style-name="L21">
      <style:text-properties fo:color="#000000" officeooo:rsid="0037156a" officeooo:paragraph-rsid="0037156a"/>
    </style:style>
    <style:style style:name="P42" style:family="paragraph" style:parent-style-name="Standard" style:list-style-name="L1">
      <style:text-properties fo:color="#00ff00" officeooo:rsid="00176a64" officeooo:paragraph-rsid="00176a64"/>
    </style:style>
    <style:style style:name="P43" style:family="paragraph" style:parent-style-name="Standard" style:list-style-name="L2">
      <style:text-properties fo:color="#009933" officeooo:rsid="00200549" officeooo:paragraph-rsid="00200549"/>
    </style:style>
    <style:style style:name="P44" style:family="paragraph" style:parent-style-name="Standard" style:list-style-name="L2">
      <style:text-properties fo:color="#009933" officeooo:rsid="0030526e" officeooo:paragraph-rsid="0030526e"/>
    </style:style>
    <style:style style:name="P45" style:family="paragraph" style:parent-style-name="Standard" style:list-style-name="L2">
      <style:text-properties fo:color="#009933" officeooo:rsid="002744c1" officeooo:paragraph-rsid="002744c1"/>
    </style:style>
    <style:style style:name="P46" style:family="paragraph" style:parent-style-name="Standard" style:list-style-name="L3">
      <style:text-properties fo:color="#009933" officeooo:rsid="002744c1" officeooo:paragraph-rsid="002744c1"/>
    </style:style>
    <style:style style:name="P47" style:family="paragraph" style:parent-style-name="Standard" style:list-style-name="L2">
      <style:text-properties fo:color="#009933" officeooo:rsid="00319511" officeooo:paragraph-rsid="00319511"/>
    </style:style>
    <style:style style:name="P48" style:family="paragraph" style:parent-style-name="Standard" style:list-style-name="L3">
      <style:text-properties fo:color="#009933" officeooo:rsid="0020ad70" officeooo:paragraph-rsid="0020ad70"/>
    </style:style>
    <style:style style:name="P49" style:family="paragraph" style:parent-style-name="Standard" style:list-style-name="L3">
      <style:text-properties fo:color="#ffcc00" officeooo:rsid="002744c1" officeooo:paragraph-rsid="002744c1"/>
    </style:style>
    <style:style style:name="P50" style:family="paragraph" style:parent-style-name="Standard" style:list-style-name="L6">
      <style:text-properties fo:color="#009900" fo:font-weight="normal" officeooo:rsid="00228456" officeooo:paragraph-rsid="00228456" style:font-weight-asian="normal" style:font-weight-complex="normal"/>
    </style:style>
    <style:style style:name="P51" style:family="paragraph" style:parent-style-name="Standard" style:list-style-name="L7">
      <style:text-properties fo:color="#009900" fo:font-weight="normal" officeooo:rsid="00228456" officeooo:paragraph-rsid="00228456" style:font-weight-asian="normal" style:font-weight-complex="normal"/>
    </style:style>
    <style:style style:name="P52" style:family="paragraph" style:parent-style-name="Standard" style:list-style-name="L8">
      <style:text-properties fo:color="#009900" fo:font-weight="normal" officeooo:rsid="00228456" officeooo:paragraph-rsid="00228456" style:font-weight-asian="normal" style:font-weight-complex="normal"/>
    </style:style>
    <style:style style:name="P53" style:family="paragraph" style:parent-style-name="Standard" style:list-style-name="L6">
      <style:text-properties fo:color="#009900" fo:font-weight="normal" officeooo:rsid="0025c502" officeooo:paragraph-rsid="0025c502" style:font-weight-asian="normal" style:font-weight-complex="normal"/>
    </style:style>
    <style:style style:name="P54" style:family="paragraph" style:parent-style-name="Standard" style:list-style-name="L7">
      <style:text-properties fo:color="#009900" fo:font-weight="normal" officeooo:rsid="0025c502" officeooo:paragraph-rsid="0025c502" style:font-weight-asian="normal" style:font-weight-complex="normal"/>
    </style:style>
    <style:style style:name="P55" style:family="paragraph" style:parent-style-name="Standard" style:list-style-name="L8">
      <style:text-properties fo:color="#009900" fo:font-weight="normal" officeooo:rsid="00246af7" officeooo:paragraph-rsid="00246af7" style:font-weight-asian="normal" style:font-weight-complex="normal"/>
    </style:style>
    <style:style style:name="P56" style:family="paragraph" style:parent-style-name="Standard" style:list-style-name="L8">
      <style:text-properties fo:color="#009900" fo:font-weight="normal" officeooo:rsid="002672f0" officeooo:paragraph-rsid="002672f0" style:font-weight-asian="normal" style:font-weight-complex="normal"/>
    </style:style>
    <style:style style:name="P57" style:family="paragraph" style:parent-style-name="Standard" style:list-style-name="L12">
      <style:text-properties fo:color="#00cc00" fo:font-weight="normal" officeooo:rsid="00282bab" officeooo:paragraph-rsid="00282bab" style:font-weight-asian="normal" style:font-weight-complex="normal"/>
    </style:style>
    <style:style style:name="P58" style:family="paragraph" style:parent-style-name="Standard" style:list-style-name="L13">
      <style:text-properties fo:color="#00cc00" fo:font-weight="normal" officeooo:rsid="00288d2b" officeooo:paragraph-rsid="00288d2b" style:font-weight-asian="normal" style:font-weight-complex="normal"/>
    </style:style>
    <style:style style:name="P59" style:family="paragraph" style:parent-style-name="Standard" style:list-style-name="L14">
      <style:text-properties fo:color="#00cc00" fo:font-weight="normal" officeooo:rsid="00288d2b" officeooo:paragraph-rsid="00288d2b" style:font-weight-asian="normal" style:font-weight-complex="normal"/>
    </style:style>
    <style:style style:name="P60" style:family="paragraph" style:parent-style-name="Standard" style:list-style-name="L15">
      <style:text-properties fo:color="#00cc00" fo:font-weight="normal" officeooo:rsid="00288d2b" officeooo:paragraph-rsid="00288d2b" style:font-weight-asian="normal" style:font-weight-complex="normal"/>
    </style:style>
    <style:style style:name="P61" style:family="paragraph" style:parent-style-name="Standard" style:list-style-name="L16">
      <style:text-properties fo:color="#00cc00" fo:font-weight="normal" officeooo:rsid="00288d2b" officeooo:paragraph-rsid="00288d2b" style:font-weight-asian="normal" style:font-weight-complex="normal"/>
    </style:style>
    <style:style style:name="P62" style:family="paragraph" style:parent-style-name="Standard" style:list-style-name="L17">
      <style:text-properties fo:color="#00cc00" fo:font-weight="normal" officeooo:rsid="00288d2b" officeooo:paragraph-rsid="00288d2b" style:font-weight-asian="normal" style:font-weight-complex="normal"/>
    </style:style>
    <style:style style:name="T1" style:family="text">
      <style:text-properties fo:color="#00ff00"/>
    </style:style>
    <style:style style:name="T2" style:family="text">
      <style:text-properties officeooo:rsid="00228456"/>
    </style:style>
    <style:style style:name="T3" style:family="text">
      <style:text-properties officeooo:rsid="00246af7"/>
    </style:style>
    <style:style style:name="T4" style:family="text">
      <style:text-properties officeooo:rsid="0025c502"/>
    </style:style>
    <style:style style:name="T5" style:family="text">
      <style:text-properties officeooo:rsid="00295bcf"/>
    </style:style>
    <style:style style:name="T6" style:family="text">
      <style:text-properties fo:color="#009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7717318201149062835" text:style-name="L1">
        <text:list-item>
          <text:p text:style-name="P12">Create an initialized capital cost with tag, name, description, price, installation_model, size basis, quote_basis, depreciation_type</text:p>
        </text:list-item>
        <text:list-item>
          <text:p text:style-name="P16">Throw a BadCapitalCostInput error on invalid values or types in initialization</text:p>
        </text:list-item>
        <text:list-item>
          <text:p text:style-name="P13">Add a comment correctly</text:p>
        </text:list-item>
        <text:list-item>
          <text:p text:style-name="P13">Throw a ProjFinError on a non-string comment</text:p>
        </text:list-item>
        <text:list-item>
          <text:p text:style-name="P14">Set description, quote_basis, depreciation_type, or installation_model with accessor functions</text:p>
        </text:list-item>
        <text:list-item>
          <text:p text:style-name="P16">Calculate a depreciation schedule based on one of three modes:</text:p>
          <text:list>
            <text:list-item>
              <text:p text:style-name="P16">Schedule</text:p>
            </text:list-item>
            <text:list-item>
              <text:p text:style-name="P12">Straight-line</text:p>
            </text:list-item>
            <text:list-item>
              <text:p text:style-name="P16">MACRS</text:p>
            </text:list-item>
          </text:list>
        </text:list-item>
        <text:list-item>
          <text:p text:style-name="P15">Throw BadCapitalDepreciationInput error on:</text:p>
          <text:list>
            <text:list-item>
              <text:p text:style-name="P15">Bad inputs</text:p>
            </text:list-item>
            <text:list-item>
              <text:p text:style-name="P15">Underdefined inputs</text:p>
            </text:list-item>
          </text:list>
        </text:list-item>
        <text:list-item>
          <text:p text:style-name="P15">Calculate TIC using these installation_models:</text:p>
          <text:list>
            <text:list-item>
              <text:p text:style-name="P15">Factored</text:p>
            </text:list-item>
            <text:list-item>
              <text:p text:style-name="P15">Fixed-value</text:p>
            </text:list-item>
          </text:list>
        </text:list-item>
        <text:list-item>
          <text:p text:style-name="P15">Throw BadCapitalTICInput error on:</text:p>
          <text:list>
            <text:list-item>
              <text:p text:style-name="P15">Bad inputs</text:p>
            </text:list-item>
            <text:list-item>
              <text:p text:style-name="P15">Underdefined inputs</text:p>
            </text:list-item>
          </text:list>
        </text:list-item>
        <text:list-item>
          <text:p text:style-name="P17">Calculate a cost layout schedule using these given methods:</text:p>
          <text:list>
            <text:list-item>
              <text:p text:style-name="P17">Fixed-date</text:p>
            </text:list-item>
            <text:list-item>
              <text:p text:style-name="P17">Fixed-period-interval</text:p>
            </text:list-item>
            <text:list-item>
              <text:p text:style-name="P17">Fixed-schedule</text:p>
            </text:list-item>
          </text:list>
        </text:list-item>
        <text:list-item>
          <text:p text:style-name="P17">Throw BadCapitalCostScheduleInput error on:</text:p>
          <text:list>
            <text:list-item>
              <text:p text:style-name="P17">Bad inputs</text:p>
            </text:list-item>
            <text:list-item>
              <text:p text:style-name="P17">Underdefined inputs</text:p>
            </text:list-item>
          </text:list>
        </text:list-item>
        <text:list-item>
          <text:p text:style-name="P18">Test cost escalation – use a general escalator, which will be tested elsewhere</text:p>
          <text:list>
            <text:list-item>
              <text:p text:style-name="P19">C<text:span text:style-name="T1">lass Escalator</text:span></text:p>
              <text:list>
                <text:list-item>
                  <text:p text:style-name="P42">Initialize properly</text:p>
                </text:list-item>
                <text:list-item>
                  <text:p text:style-name="P42">Escalate correctly for the following methods:</text:p>
                  <text:list>
                    <text:list-item>
                      <text:p text:style-name="P19">CPI Index</text:p>
                    </text:list-item>
                    <text:list-item>
                      <text:p text:style-name="P42">Fixed inflation percentage</text:p>
                    </text:list-item>
                    <text:list-item>
                      <text:p text:style-name="P19">Provided timeseries data table</text:p>
                    </text:list-item>
                    <text:list-item>
                      <text:p text:style-name="P19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est scaling for QuoteBasis</text:p>
        </text:list-item>
        <text:list-item>
          <text:p text:style-name="P21">Test all functions for installation classes</text:p>
        </text:list-item>
      </text:list>
      <text:p text:style-name="P7">FIXED EXPENSE OBJECT</text:p>
      <text:list xml:id="list1729182637113275720" text:style-name="L2">
        <text:list-item>
          <text:p text:style-name="P43">Attributes:</text:p>
          <text:list>
            <text:list-item>
              <text:p text:style-name="P43">Name</text:p>
            </text:list-item>
            <text:list-item>
              <text:p text:style-name="P43">id</text:p>
            </text:list-item>
            <text:list-item>
              <text:p text:style-name="P43">QuoteBasis (FixedExpenseQuoteBasis?)</text:p>
            </text:list-item>
            <text:list-item>
              <text:p text:style-name="P43">Escalator (to whom does this actually belong?)</text:p>
            </text:list-item>
            <text:list-item>
              <text:p text:style-name="P44">Scaler</text:p>
            </text:list-item>
            <text:list-item>
              <text:p text:style-name="P43">schedule of fixed expenses</text:p>
              <text:list>
                <text:list-item>
                  <text:p text:style-name="P43">Date index</text:p>
                </text:list-item>
                <text:list-item>
                  <text:p text:style-name="P43">Columns: fixed_costs</text:p>
                </text:list-item>
              </text:list>
            </text:list-item>
            <text:list-item>
              <text:p text:style-name="P45">Comment</text:p>
            </text:list-item>
          </text:list>
        </text:list-item>
        <text:list-item>
          <text:p text:style-name="P22">Functionality:</text:p>
          <text:list>
            <text:list-item>
              <text:p text:style-name="P43">Create schedule of fixed costs</text:p>
            </text:list-item>
            <text:list-item>
              <text:p text:style-name="P43">Change/modify its own attributes – look at python book for how to displace mutators pythonically</text:p>
            </text:list-item>
          </text:list>
        </text:list-item>
        <text:list-item>
          <text:p text:style-name="P22">Tests:</text:p>
          <text:list>
            <text:list-item>
              <text:p text:style-name="P45">Correctly initialize with a quotebasis, an escalation type, a name, an id</text:p>
            </text:list-item>
            <text:list-item>
              <text:p text:style-name="P45">Throw error on bad name (non-string type, illegal characters?)</text:p>
            </text:list-item>
            <text:list-item>
              <text:p text:style-name="P45">Throw error on bad id</text:p>
            </text:list-item>
            <text:list-item>
              <text:p text:style-name="P45">Throw error on bad quotebasis (not the right sub-type of QuoteBasis superclass)</text:p>
            </text:list-item>
            <text:list-item>
              <text:p text:style-name="P45">Throw error on bad escalation type (non-string, not in the allowable dictionary at the class head)</text:p>
            </text:list-item>
            <text:list-item>
              <text:p text:style-name="P47">Throw error on bad scaler</text:p>
            </text:list-item>
            <text:list-item>
              <text:p text:style-name="P45">Correctly build the schedule of fixed costs</text:p>
              <text:list>
                <text:list-item>
                  <text:p text:style-name="P45">Throw error on non-fully specified schedule</text:p>
                </text:list-item>
                <text:list-item>
                  <text:p text:style-name="P45">Throw error when date range not specified</text:p>
                </text:list-item>
                <text:list-item>
                  <text:p text:style-name="P45">Daily date range</text:p>
                </text:list-item>
                <text:list-item>
                  <text:p text:style-name="P45">Monthly frequency</text:p>
                </text:list-item>
                <text:list-item>
                  <text:p text:style-name="P45">Fixed schedule frequency</text:p>
                </text:list-item>
                <text:list-item>
                  <text:p text:style-name="P45">Annual frequency</text:p>
                </text:list-item>
              </text:list>
            </text:list-item>
            <text:list-item>
              <text:p text:style-name="P23">Correctly modify attributes (is this a good place to use decorators?)</text:p>
              <text:list>
                <text:list-item>
                  <text:p text:style-name="P23">Throw error on illegal attributes</text:p>
                </text:list-item>
              </text:list>
            </text:list-item>
          </text:list>
        </text:list-item>
      </text:list>
      <text:p text:style-name="P2"/>
      <text:p text:style-name="P2">FIXED COSTS OBJECT</text:p>
      <text:list xml:id="list8270070179874963851" text:style-name="L3">
        <text:list-item>
          <text:p text:style-name="P48">Attributes:</text:p>
          <text:list>
            <text:list-item>
              <text:p text:style-name="P48">List of fixed cost objects</text:p>
            </text:list-item>
            <text:list-item>
              <text:p text:style-name="P48">schedule of all fixed costs (simple)</text:p>
              <text:list>
                <text:list-item>
                  <text:p text:style-name="P48">date index</text:p>
                </text:list-item>
                <text:list-item>
                  <text:p text:style-name="P48">columns: fixed_costs</text:p>
                </text:list-item>
              </text:list>
            </text:list-item>
            <text:list-item>
              <text:p text:style-name="P48">schedule of all fixed costs (detailed)</text:p>
              <text:list>
                <text:list-item>
                  <text:p text:style-name="P48">break down based on individual fixed costs</text:p>
                </text:list-item>
                <text:list-item>
                  <text:p text:style-name="P48">columns: fixed_costs name, name for name in fixed_costs.object.name</text:p>
                </text:list-item>
              </text:list>
            </text:list-item>
          </text:list>
        </text:list-item>
        <text:list-item>
          <text:p text:style-name="P48">Functionality:</text:p>
          <text:list>
            <text:list-item>
              <text:p text:style-name="P48">Create simple schedule of all fixed costs</text:p>
            </text:list-item>
            <text:list-item>
              <text:p text:style-name="P48">Created detailed schedule of all fixed costs</text:p>
            </text:list-item>
            <text:list-item>
              <text:p text:style-name="P48"><text:soft-page-break/>Add a fixed expense or a fixed cost object</text:p>
            </text:list-item>
            <text:list-item>
              <text:p text:style-name="P48">Delete a fixed expense of a fixed cost object</text:p>
            </text:list-item>
          </text:list>
        </text:list-item>
        <text:list-item>
          <text:p text:style-name="P48">Tests:</text:p>
          <text:list>
            <text:list-item>
              <text:p text:style-name="P46">Correctly add a fixed cost to the container</text:p>
            </text:list-item>
            <text:list-item>
              <text:p text:style-name="P46">Throw an error when a non-fixed cost is supposed to be added to the container</text:p>
            </text:list-item>
            <text:list-item>
              <text:p text:style-name="P46">Correctly build simple schedule of fixed costs</text:p>
            </text:list-item>
            <text:list-item>
              <text:p text:style-name="P46">Throw an error when one of the fixed costs is underspecified</text:p>
            </text:list-item>
            <text:list-item>
              <text:p text:style-name="P49">Correctly build detailed schedule of fixed costs</text:p>
            </text:list-item>
            <text:list-item>
              <text:p text:style-name="P46">Correctly remove fixed expense from the schedule</text:p>
            </text:list-item>
          </text:list>
        </text:list-item>
      </text:list>
      <text:p text:style-name="P24"/>
      <text:p text:style-name="P36">TAX Class</text:p>
      <text:p text:style-name="P36"/>
      <text:list xml:id="list6750589253808768048" text:style-name="L18">
        <text:list-item>
          <text:p text:style-name="P37">Attributes</text:p>
          <text:list>
            <text:list-item>
              <text:p text:style-name="P37">Name</text:p>
            </text:list-item>
            <text:list-item>
              <text:p text:style-name="P37"/>
            </text:list-item>
            <text:list-item>
              <text:p text:style-name="P37">Schedule of tax payments (or credits)</text:p>
            </text:list-item>
          </text:list>
        </text:list-item>
        <text:list-item>
          <text:p text:style-name="P37">Functionality</text:p>
          <text:list>
            <text:list-item>
              <text:p text:style-name="P37">Build its schedule of tax payments</text:p>
            </text:list-item>
          </text:list>
        </text:list-item>
        <text:list-item>
          <text:p text:style-name="P37">Tests:</text:p>
          <text:list>
            <text:list-item>
              <text:p text:style-name="P37">Create itself accurately</text:p>
            </text:list-item>
            <text:list-item>
              <text:p text:style-name="P37">Throw errors on bad inputs</text:p>
            </text:list-item>
            <text:list-item>
              <text:p text:style-name="P37">Correctly build its schedule of tax payments</text:p>
            </text:list-item>
          </text:list>
        </text:list-item>
      </text:list>
      <text:p text:style-name="P36"/>
      <text:p text:style-name="P36">PERCENTAGE_TAX class</text:p>
      <text:list xml:id="list2438281132838032194" text:style-name="L19">
        <text:list-item>
          <text:p text:style-name="P38">Attributes:</text:p>
          <text:list>
            <text:list-item>
              <text:p text:style-name="P38">Rate</text:p>
            </text:list-item>
            <text:list-item>
              <text:p text:style-name="P38">Payment frequency</text:p>
            </text:list-item>
          </text:list>
        </text:list-item>
        <text:list-item>
          <text:p text:style-name="P38">Functionality:</text:p>
          <text:list>
            <text:list-item>
              <text:p text:style-name="P38">Throw errors on bad inputs (rate)</text:p>
            </text:list-item>
            <text:list-item>
              <text:p text:style-name="P38">Correctly build its schedule from a given schedule of income, etc.</text:p>
            </text:list-item>
          </text:list>
        </text:list-item>
      </text:list>
      <text:p text:style-name="P36"/>
      <text:p text:style-name="P36">FLAT_TAX class – works JUST like a fixed cost object →</text:p>
      <text:p text:style-name="P36"/>
      <text:p text:style-name="P36">GRADUATED_TAX class</text:p>
      <text:p text:style-name="P36"/>
      <text:p text:style-name="P39">TAX OBJECTS STRUCTURE</text:p>
      <text:p text:style-name="P39">-TAX BUILDER – builds the schedule for a tax</text:p>
      <text:list xml:id="list1445836877672215726" text:style-name="L20">
        <text:list-item>
          <text:p text:style-name="P40">Tax</text:p>
        </text:list-item>
        <text:list-item>
          <text:p text:style-name="P40">Income</text:p>
        </text:list-item>
        <text:list-item>
          <text:p text:style-name="P40">Deductions</text:p>
        </text:list-item>
        <text:list-item>
          <text:p text:style-name="P40">Deductible taxes</text:p>
        </text:list-item>
        <text:list-item>
          <text:p text:style-name="P40">Tax credits</text:p>
        </text:list-item>
        <text:list-item>
          <text:p text:style-name="P40">Schedule (dataframe with net tax)</text:p>
        </text:list-item>
        <text:list-item>
          <text:p text:style-name="P40">Carryforward agent</text:p>
        </text:list-item>
      </text:list>
      <text:p text:style-name="P39">-TAX MANAGER – holds all of the taxes and does the appropriate calculations</text:p>
      <text:list xml:id="list978596465302616105" text:style-name="L21">
        <text:list-item>
          <text:p text:style-name="P41">List of tax builders</text:p>
        </text:list-item>
        <text:list-item>
          <text:p text:style-name="P41"><text:soft-page-break/>Build_tax_schedule</text:p>
          <text:list>
            <text:list-item>
              <text:p text:style-name="P41">Initial step of loop – calculate all taxes WITHOUT deductible taxes</text:p>
            </text:list-item>
            <text:list-item>
              <text:p text:style-name="P41">Next option</text:p>
              <text:list>
                <text:list-item>
                  <text:p text:style-name="P41">Run once more to get deductions correct</text:p>
                </text:list-item>
                <text:list-item>
                  <text:p text:style-name="P41">Or run to convergence if that is how the taxes work</text:p>
                </text:list-item>
              </text:list>
            </text:list-item>
            <text:list-item>
              <text:p text:style-name="P41">Holds and partitions income based on location; can use to generate tax deductions or tax credits</text:p>
            </text:list-item>
          </text:list>
        </text:list-item>
      </text:list>
      <text:p text:style-name="P39"/>
      <text:p text:style-name="P36"/>
      <text:p text:style-name="P8">VARIABLE EXPENSE</text:p>
      <text:list xml:id="list7895395328384170138" text:style-name="L4">
        <text:list-item>
          <text:p text:style-name="P25">Attributes:</text:p>
          <text:list>
            <text:list-item>
              <text:p text:style-name="P25">Represents a variable expense referenced to a Production object</text:p>
            </text:list-item>
            <text:list-item>
              <text:p text:style-name="P25">Name</text:p>
            </text:list-item>
            <text:list-item>
              <text:p text:style-name="P25">id</text:p>
            </text:list-item>
            <text:list-item>
              <text:p text:style-name="P25">QuoteBasis (VariableExpenseQuoteBasis?)</text:p>
            </text:list-item>
            <text:list-item>
              <text:p text:style-name="P25">Escalator (who owns this escalator – design decision)</text:p>
            </text:list-item>
          </text:list>
        </text:list-item>
        <text:list-item>
          <text:p text:style-name="P25">Functionality</text:p>
          <text:list>
            <text:list-item>
              <text:p text:style-name="P25">Calculate a schedule of variable expenses given a production schedule, its escalator, and <text:span text:style-name="T2">the dates of performance (actually, wouldn't this be tied to the production schedule object?)</text:span></text:p>
            </text:list-item>
            <text:list-item>
              <text:p text:style-name="P26">Change and/or modify its own attributes</text:p>
            </text:list-item>
          </text:list>
        </text:list-item>
        <text:list-item>
          <text:p text:style-name="P26">Tests</text:p>
        </text:list-item>
      </text:list>
      <text:p text:style-name="P3"/>
      <text:p text:style-name="P3"/>
      <text:p text:style-name="P3">VARIABLE COSTS</text:p>
      <text:list xml:id="list4029783382747555926" text:style-name="L5">
        <text:list-item>
          <text:p text:style-name="P27">Attributes:</text:p>
          <text:list>
            <text:list-item>
              <text:p text:style-name="P27">Container for all variable expenses/sub cost items; allows roll-up of individual expenses</text:p>
            </text:list-item>
            <text:list-item>
              <text:p text:style-name="P27">Name</text:p>
            </text:list-item>
            <text:list-item>
              <text:p text:style-name="P27">id?</text:p>
            </text:list-item>
          </text:list>
        </text:list-item>
        <text:list-item>
          <text:p text:style-name="P27">Functionality</text:p>
          <text:list>
            <text:list-item>
              <text:p text:style-name="P27">Add a variable expense/variable cost item</text:p>
            </text:list-item>
            <text:list-item>
              <text:p text:style-name="P27">Delete a variable expenses/variable cost item</text:p>
            </text:list-item>
            <text:list-item>
              <text:p text:style-name="P27">Roll up costs into a single schedule (simple)</text:p>
            </text:list-item>
            <text:list-item>
              <text:p text:style-name="P27">Roll up costs into a single schedule (broken-down/detailed)</text:p>
            </text:list-item>
          </text:list>
        </text:list-item>
        <text:list-item>
          <text:p text:style-name="P27">Tests</text:p>
        </text:list-item>
      </text:list>
      <text:p text:style-name="P3"/>
      <text:p text:style-name="P9">LOAN OBJECT</text:p>
      <text:list xml:id="list2549081161557062963" text:style-name="L6">
        <text:list-item>
          <text:p text:style-name="P50">Attributes:</text:p>
          <text:list>
            <text:list-item>
              <text:p text:style-name="P50">Name</text:p>
            </text:list-item>
            <text:list-item>
              <text:p text:style-name="P50">Term</text:p>
            </text:list-item>
            <text:list-item>
              <text:p text:style-name="P50">Total principal value</text:p>
            </text:list-item>
            <text:list-item>
              <text:p text:style-name="P50">Rate</text:p>
            </text:list-item>
            <text:list-item>
              <text:p text:style-name="P50">Starting date (?)</text:p>
            </text:list-item>
            <text:list-item>
              <text:p text:style-name="P50">Schedule of payments</text:p>
            </text:list-item>
            <text:list-item>
              <text:p text:style-name="P53">Check-bits for built-schedule</text:p>
            </text:list-item>
          </text:list>
        </text:list-item>
        <text:list-item>
          <text:p text:style-name="P28">Functionality:</text:p>
          <text:list>
            <text:list-item>
              <text:p text:style-name="P28">Add/change its own features with error checking at some point</text:p>
            </text:list-item>
            <text:list-item>
              <text:p text:style-name="P50">Calculate schedule for loan on regular payment schedule</text:p>
              <text:list>
                <text:list-item>
                  <text:p text:style-name="P50">Principal payment</text:p>
                </text:list-item>
                <text:list-item>
                  <text:p text:style-name="P50">Interest payments</text:p>
                </text:list-item>
                <text:list-item>
                  <text:p text:style-name="P50">Remaining principal</text:p>
                </text:list-item>
                <text:list-item>
                  <text:p text:style-name="P50">Proceeds? What do we name this?</text:p>
                </text:list-item>
              </text:list>
            </text:list-item>
            <text:list-item>
              <text:p text:style-name="P50">Calculate schedule for a defined payment schedule (allows a helper to structure more complicated loans – could be sub-types)</text:p>
            </text:list-item>
          </text:list>
        </text:list-item>
        <text:list-item>
          <text:p text:style-name="P28">Tests:</text:p>
          <text:list>
            <text:list-item>
              <text:p text:style-name="P53">Correctly initialize with name, term, value, rate, starting date (initialize schedule??)</text:p>
            </text:list-item>
            <text:list-item>
              <text:p text:style-name="P29">T<text:span text:style-name="T6">hrow error on bad rate (negative, non-numeric type)</text:span></text:p>
            </text:list-item>
            <text:list-item>
              <text:p text:style-name="P29">Correctly calculate the right schedule on:<text:tab/></text:p>
              <text:list>
                <text:list-item>
                  <text:p text:style-name="P29">Zero-coupon</text:p>
                </text:list-item>
                <text:list-item>
                  <text:p text:style-name="P53">Annual</text:p>
                </text:list-item>
                <text:list-item>
                  <text:p text:style-name="P53">Non-annual</text:p>
                </text:list-item>
                <text:list-item>
                  <text:p text:style-name="P29">Direct payment schedule method</text:p>
                </text:list-item>
              </text:list>
            </text:list-item>
            <text:list-item>
              <text:p text:style-name="P53">Throw error on underdefined loan prior to calculation</text:p>
            </text:list-item>
            <text:list-item>
              <text:p text:style-name="P29">Correctly set attributes</text:p>
            </text:list-item>
            <text:list-item>
              <text:p text:style-name="P53">Throw errors when attributes do not match validity/type requirements (should I abstract these checks?)</text:p>
            </text:list-item>
          </text:list>
        </text:list-item>
      </text:list>
      <text:p text:style-name="P3"/>
      <text:p text:style-name="P3">DEBT ABSTRACT CLASS</text:p>
      <text:list xml:id="list2746825657706338510" text:style-name="L7">
        <text:list-item>
          <text:p text:style-name="P51">Attributes:</text:p>
          <text:list>
            <text:list-item>
              <text:p text:style-name="P51">Name</text:p>
            </text:list-item>
            <text:list-item>
              <text:p text:style-name="P51">Value (principal?)</text:p>
            </text:list-item>
            <text:list-item>
              <text:p text:style-name="P51">Schedule (date index, columns: principal_payment, interest_payment, principal or similar)</text:p>
            </text:list-item>
            <text:list-item>
              <text:p text:style-name="P51"><text:span text:style-name="T4">Initial</text:span> date</text:p>
            </text:list-item>
            <text:list-item>
              <text:p text:style-name="P54">Comment</text:p>
            </text:list-item>
          </text:list>
        </text:list-item>
        <text:list-item>
          <text:p text:style-name="P51">Interface</text:p>
          <text:list>
            <text:list-item>
              <text:p text:style-name="P51">Build schedule function</text:p>
            </text:list-item>
          </text:list>
        </text:list-item>
        <text:list-item>
          <text:p text:style-name="P51">Tests:</text:p>
          <text:list>
            <text:list-item>
              <text:p text:style-name="P54">Correctly set name, initial value, comment, and date</text:p>
            </text:list-item>
            <text:list-item>
              <text:p text:style-name="P54">Throw error on bad name</text:p>
            </text:list-item>
            <text:list-item>
              <text:p text:style-name="P54">Throw error on bad initial value (negative/zero, non-numeric type)</text:p>
            </text:list-item>
            <text:list-item>
              <text:p text:style-name="P54">Throw error on bad initial date (non-datetime.datetime type)</text:p>
            </text:list-item>
          </text:list>
        </text:list-item>
      </text:list>
      <text:p text:style-name="P3"><text:soft-page-break/></text:p>
      <text:p text:style-name="P3">DEBT PORTFOLIO</text:p>
      <text:list xml:id="list2244895918708780769" text:style-name="L8">
        <text:list-item>
          <text:p text:style-name="P52">Attributes:</text:p>
          <text:list>
            <text:list-item>
              <text:p text:style-name="P52">Container (list or dictionary) for all debt objects; each object must be of type debt, doesn't need to know the details, but the functionality must cascade downward</text:p>
            </text:list-item>
            <text:list-item>
              <text:p text:style-name="P52">Name</text:p>
            </text:list-item>
            <text:list-item>
              <text:p text:style-name="P52">id</text:p>
            </text:list-item>
          </text:list>
        </text:list-item>
        <text:list-item>
          <text:p text:style-name="P52">Functionality:</text:p>
          <text:list>
            <text:list-item>
              <text:p text:style-name="P52">Add debt item to debt container</text:p>
            </text:list-item>
            <text:list-item>
              <text:p text:style-name="P52">Re<text:span text:style-name="T3">move debt item from debt container</text:span></text:p>
            </text:list-item>
            <text:list-item>
              <text:p text:style-name="P55">Roll up debt into simple schedule</text:p>
            </text:list-item>
            <text:list-item>
              <text:p text:style-name="P30">Roll up debt into itemized schedule</text:p>
            </text:list-item>
          </text:list>
        </text:list-item>
        <text:list-item>
          <text:p text:style-name="P31">Tests:</text:p>
          <text:list>
            <text:list-item>
              <text:p text:style-name="P56">Correctly add item to debt container</text:p>
            </text:list-item>
            <text:list-item>
              <text:p text:style-name="P56">Correctly remove item to debt container</text:p>
            </text:list-item>
            <text:list-item>
              <text:p text:style-name="P56">Correctly roll up debt into simple schedule</text:p>
            </text:list-item>
            <text:list-item>
              <text:p text:style-name="P35">Correctly roll up debt into itemized schedule</text:p>
            </text:list-item>
            <text:list-item>
              <text:p text:style-name="P56">Throw error on non-debt type item addition</text:p>
            </text:list-item>
            <text:list-item>
              <text:p text:style-name="P35"/>
            </text:list-item>
            <text:list-item>
              <text:p text:style-name="P56">Throw error when one of the debt items cannot be rolled up on roll up attempt</text:p>
            </text:list-item>
          </text:list>
        </text:list-item>
      </text:list>
      <text:p text:style-name="P4"/>
      <text:p text:style-name="P10">EXPENSE ABSTRACT CLASS:</text:p>
      <text:list xml:id="list4794121749899148333" text:style-name="L9">
        <text:list-item>
          <text:p text:style-name="P32">Attributes:</text:p>
          <text:list>
            <text:list-item>
              <text:p text:style-name="P32">Name</text:p>
            </text:list-item>
            <text:list-item>
              <text:p text:style-name="P32">id</text:p>
            </text:list-item>
            <text:list-item>
              <text:p text:style-name="P32">Look at Design Patterns tree for co-evolving items</text:p>
            </text:list-item>
            <text:list-item>
              <text:p text:style-name="P32">QuoteBasis</text:p>
            </text:list-item>
            <text:list-item>
              <text:p text:style-name="P32">Escalator</text:p>
            </text:list-item>
            <text:list-item>
              <text:p text:style-name="P32">Schedule of costs</text:p>
            </text:list-item>
          </text:list>
        </text:list-item>
        <text:list-item>
          <text:p text:style-name="P32">When will an interface need to have an expense, but not a clearly defined subclass? Need to look at this, because it may not make sense to unify the interface – EXCEPT – is there a time where we want to build_schedule() on all of the expenses, regardless of whether they are CAPEX, VARIABLE, FIXED, etc? <text:s/>Also, is the Costs class a subclass of EXPENSE? <text:s/>Because Costs does NOT have a QuoteBasis, an Escalator, etc, so it may just need to share interface features</text:p>
        </text:list-item>
      </text:list>
      <text:p text:style-name="P4"/>
      <text:p text:style-name="P4">PRODUCT CLASS</text:p>
      <text:list xml:id="list6913218263647606026" text:style-name="L10">
        <text:list-item>
          <text:p text:style-name="P33">Attributes:</text:p>
          <text:list>
            <text:list-item>
              <text:p text:style-name="P33">Name</text:p>
            </text:list-item>
            <text:list-item>
              <text:p text:style-name="P33">id</text:p>
            </text:list-item>
            <text:list-item>
              <text:p text:style-name="P33">QuoteBasis (?) – this is then the basis for other quote bases? <text:s/>It needs scaling values, look at this</text:p>
            </text:list-item>
            <text:list-item>
              <text:p text:style-name="P33">Escalator</text:p>
            </text:list-item>
            <text:list-item>
              <text:p text:style-name="P33">Schedule of prices forward</text:p>
            </text:list-item>
            <text:list-item>
              <text:p text:style-name="P33">Should the Product contain its own Production, or should we outsource that?</text:p>
            </text:list-item>
          </text:list>
        </text:list-item>
        <text:list-item>
          <text:p text:style-name="P33">Functionality</text:p>
          <text:list>
            <text:list-item>
              <text:p text:style-name="P33">Calculate a forward value schedule for the product given the escalator</text:p>
            </text:list-item>
            <text:list-item>
              <text:p text:style-name="P33">Shift units or currencies, if desired</text:p>
            </text:list-item>
          </text:list>
        </text:list-item>
        <text:list-item>
          <text:p text:style-name="P33">Tests</text:p>
        </text:list-item>
      </text:list>
      <text:p text:style-name="P4"/>
      <text:p text:style-name="P4">PRODUCTION CLASS</text:p>
      <text:list xml:id="list3993052455310218281" text:style-name="L11">
        <text:list-item>
          <text:p text:style-name="P34">Attributes:</text:p>
          <text:list>
            <text:list-item>
              <text:p text:style-name="P34">Container for Products</text:p>
            </text:list-item>
            <text:list-item>
              <text:p text:style-name="P34">Name</text:p>
            </text:list-item>
            <text:list-item>
              <text:p text:style-name="P34">id</text:p>
            </text:list-item>
            <text:list-item>
              <text:p text:style-name="P34">Schedule of production rates/prices for all products (simple)</text:p>
            </text:list-item>
            <text:list-item>
              <text:p text:style-name="P34">Schedule of production rates/prices for all products (detailed)</text:p>
            </text:list-item>
          </text:list>
        </text:list-item>
        <text:list-item>
          <text:p text:style-name="P34">Functionality</text:p>
          <text:list>
            <text:list-item>
              <text:p text:style-name="P34">Add a product and its production schedule</text:p>
            </text:list-item>
            <text:list-item>
              <text:p text:style-name="P34">Remove a product and its production schedule</text:p>
            </text:list-item>
            <text:list-item>
              <text:p text:style-name="P34">Calculate forward revenue schedule (simple)</text:p>
            </text:list-item>
            <text:list-item>
              <text:p text:style-name="P34">Calculate forward revenue schedule (detailed/itemized)</text:p>
            </text:list-item>
          </text:list>
        </text:list-item>
        <text:list-item>
          <text:p text:style-name="P34">Tests</text:p>
        </text:list-item>
      </text:list>
      <text:p text:style-name="P3"/>
      <text:p text:style-name="P11">SCALER CLASS</text:p>
      <text:list xml:id="list6329715833420633868" text:style-name="L12">
        <text:list-item>
          <text:p text:style-name="P57">Attributes:</text:p>
          <text:list>
            <text:list-item>
              <text:p text:style-name="P57">factor</text:p>
            </text:list-item>
          </text:list>
        </text:list-item>
        <text:list-item>
          <text:p text:style-name="P57">Functionality:</text:p>
          <text:list>
            <text:list-item>
              <text:p text:style-name="P57">scale from one size to another using its own internal method</text:p>
              <text:list>
                <text:list-item>
                  <text:p text:style-name="P57">Note: This allows stairsteps to be generalized, which is good</text:p>
                </text:list-item>
              </text:list>
            </text:list-item>
            <text:list-item>
              <text:p text:style-name="P57">handle unit conversions and unit inconsistency</text:p>
            </text:list-item>
          </text:list>
        </text:list-item>
        <text:list-item>
          <text:p text:style-name="P57">Tests:</text:p>
          <text:list>
            <text:list-item>
              <text:p text:style-name="P57">Correctly initialize</text:p>
            </text:list-item>
            <text:list-item>
              <text:p text:style-name="P57">Throw error with bad input to scale function</text:p>
              <text:list>
                <text:list-item>
                  <text:p text:style-name="P57">Incompatible units</text:p>
                </text:list-item>
                <text:list-item>
                  <text:p text:style-name="P57">Non-positive scale values</text:p>
                </text:list-item>
                <text:list-item>
                  <text:p text:style-name="P57">Non-numeric scale values</text:p>
                </text:list-item>
              </text:list>
            </text:list-item>
          </text:list>
        </text:list-item>
      </text:list>
      <text:p text:style-name="P5"/>
      <text:p text:style-name="P6">LinearScaler CLASS</text:p>
      <text:list xml:id="list8372285015342765078" text:style-name="L13">
        <text:list-item>
          <text:p text:style-name="P58">Functionality:</text:p>
          <text:list>
            <text:list-item>
              <text:p text:style-name="P58">scale from one size to another using a linear exponent</text:p>
            </text:list-item>
          </text:list>
        </text:list-item>
        <text:list-item>
          <text:p text:style-name="P58">Tests:</text:p>
          <text:list>
            <text:list-item>
              <text:p text:style-name="P58">Correctly scale value</text:p>
            </text:list-item>
          </text:list>
        </text:list-item>
      </text:list>
      <text:p text:style-name="P6"/>
      <text:p text:style-name="P6">ExponentialScaler CLASS</text:p>
      <text:list xml:id="list3848131338571389224" text:style-name="L14">
        <text:list-item>
          <text:p text:style-name="P59">Attributes:</text:p>
          <text:list>
            <text:list-item>
              <text:p text:style-name="P59">exponent</text:p>
            </text:list-item>
          </text:list>
        </text:list-item>
      </text:list>
      <text:list xml:id="list826353583452329911" text:style-name="L15">
        <text:list-item>
          <text:p text:style-name="P60">Functionality:</text:p>
          <text:list>
            <text:list-item>
              <text:p text:style-name="P60">scale from one size to another using an exponential ratio method</text:p>
              <text:list>
                <text:list-item>
                  <text:p text:style-name="P60">Note: LinearScaler is a subclass of this class with the exponent set to 1</text:p>
                </text:list-item>
              </text:list>
            </text:list-item>
          </text:list>
        </text:list-item>
        <text:list-item>
          <text:p text:style-name="P60">Tests:</text:p>
          <text:list>
            <text:list-item>
              <text:p text:style-name="P60">correctly scale value</text:p>
            </text:list-item>
          </text:list>
        </text:list-item>
      </text:list>
      <text:p text:style-name="P6"/>
      <text:p text:style-name="P6">SteppedScaler CLASS</text:p>
      <text:p text:style-name="P6"><text:tab/><text:span text:style-name="T5">Could this be a composite of None Scaler objects? <text:s/>Do we want a composite scaler?</text:span></text:p>
      <text:list xml:id="list2597317126471966109" text:style-name="L16">
        <text:list-item>
          <text:p text:style-name="P61">Attributes:</text:p>
          <text:list>
            <text:list-item>
              <text:p text:style-name="P61">Piecewise dictionary (defines values and factors for size)</text:p>
            </text:list-item>
          </text:list>
        </text:list-item>
      </text:list>
      <text:p text:style-name="P6"/>
      <text:p text:style-name="P6">NoneScaler CLASS:</text:p>
      <text:list xml:id="list2597633444057093655" text:style-name="L17">
        <text:list-item>
          <text:p text:style-name="P62">No scaling within this class</text:p>
        </text:list-item>
        <text:list-item>
          <text:p text:style-name="P62">Functionality:</text:p>
          <text:list>
            <text:list-item>
              <text:p text:style-name="P62">Return identity for scaling from one size to another</text:p>
            </text:list-item>
          </text:list>
        </text:list-item>
        <text:list-item>
          <text:p text:style-name="P62">Tests:</text:p>
          <text:list>
            <text:list-item>
              <text:p text:style-name="P62">correctly scale val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4-03T12:20:59.656174267</dc:date>
    <meta:editing-duration>P3DT21H1M29S</meta:editing-duration>
    <meta:editing-cycles>32</meta:editing-cycles>
    <dc:creator>Chris Perkins</dc:creator>
    <meta:document-statistic meta:table-count="0" meta:image-count="0" meta:object-count="0" meta:page-count="9" meta:paragraph-count="276" meta:word-count="1588" meta:character-count="9177" meta:non-whitespace-character-count="8098"/>
  </office:meta>
</office:document-meta>
</file>